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officeooo:rsid="000a4030" officeooo:paragraph-rsid="000a4030"/>
    </style:style>
    <style:style style:name="P2" style:family="paragraph" style:parent-style-name="Text_20_body">
      <style:text-properties fo:font-weight="normal" officeooo:rsid="000a4030" officeooo:paragraph-rsid="000a4030" style:font-weight-asian="normal" style:font-weight-complex="normal"/>
    </style:style>
    <style:style style:name="P3" style:family="paragraph" style:parent-style-name="Text_20_body" style:list-style-name="L1">
      <style:text-properties fo:font-weight="bold" officeooo:rsid="000da1a0" officeooo:paragraph-rsid="000da1a0" style:font-weight-asian="bold" style:font-weight-complex="bold"/>
    </style:style>
    <style:style style:name="P4" style:family="paragraph" style:parent-style-name="Text_20_body">
      <style:text-properties officeooo:rsid="000a4030" officeooo:paragraph-rsid="000a4030"/>
    </style:style>
    <style:style style:name="P5" style:family="paragraph" style:parent-style-name="Text_20_body">
      <style:text-properties officeooo:rsid="000ddaa5" officeooo:paragraph-rsid="000ddaa5"/>
    </style:style>
    <style:style style:name="P6" style:family="paragraph" style:parent-style-name="Text_20_body">
      <style:text-properties officeooo:rsid="000f17d9" officeooo:paragraph-rsid="000f17d9"/>
    </style:style>
    <style:style style:name="P7" style:family="paragraph" style:parent-style-name="Heading_20_1">
      <style:text-properties officeooo:rsid="000a4030" officeooo:paragraph-rsid="000a4030"/>
    </style:style>
    <style:style style:name="P8" style:family="paragraph" style:parent-style-name="Heading_20_1">
      <style:text-properties officeooo:rsid="000da1a0" officeooo:paragraph-rsid="000da1a0"/>
    </style:style>
    <style:style style:name="P9" style:family="paragraph" style:parent-style-name="Heading_20_2">
      <style:text-properties officeooo:rsid="000a4030" officeooo:paragraph-rsid="000a4030"/>
    </style:style>
    <style:style style:name="P10" style:family="paragraph" style:parent-style-name="Heading_20_2">
      <style:text-properties officeooo:rsid="000ddaa5" officeooo:paragraph-rsid="000ddaa5"/>
    </style:style>
    <style:style style:name="T1" style:family="text">
      <style:text-properties officeooo:rsid="000a4030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ACT Tutorial</text:p>
      <text:p text:style-name="Subtitle"><text:tab/><text:span text:style-name="T1">21-june-2020</text:span></text:p>
      <text:h text:style-name="P7" text:outline-level="1">Commands:</text:h>
      <text:h text:style-name="P9" text:outline-level="2">Npx <text:s/>create-react-app &lt;<text:span text:style-name="T2">app-name&gt;:</text:span></text:h>
      <text:p text:style-name="P2">Creates react application folder of name “app-name”</text:p>
      <text:h text:style-name="P9" text:outline-level="2">npm start :</text:h>
      <text:p text:style-name="P4">Starts application of react while going on folder app-name:</text:p>
      <text:h text:style-name="P10" text:outline-level="2">yarn build :</text:h>
      <text:p text:style-name="P5">Used for building an application in order to deployed it on surge</text:p>
      <text:h text:style-name="P10" text:outline-level="2">surge ./build :</text:h>
      <text:p text:style-name="P6">Used for deployed application on surge.</text:p>
      <text:h text:style-name="P8" text:outline-level="1">FILE DETAILS:</text:h>
      <text:list xml:id="list2584348198" text:style-name="L1">
        <text:list-item>
          <text:p text:style-name="P3">Node modules: <text:span text:style-name="T2"><text:s/>Apny packages ko save karta hai.</text:span></text:p>
        </text:list-item>
        <text:list-item>
          <text:p text:style-name="P3">Package.json<text:span text:style-name="T2">: graph sheet hai or important file</text:span></text:p>
        </text:list-item>
        <text:list-item>
          <text:p text:style-name="P3">index.js:<text:span text:style-name="T2"> react ki main file hai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20:52:40.068568414</meta:creation-date>
    <dc:date>2020-06-21T21:47:36.383664121</dc:date>
    <meta:editing-duration>PT1M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80" meta:character-count="468" meta:non-whitespace-character-count="407"/>
  </office:meta>
</office:document-meta>
</file>